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4.svm"/>
  <manifest:file-entry manifest:media-type="" manifest:full-path="Pictures/TablePreview1.svm"/>
  <manifest:file-entry manifest:media-type="" manifest:full-path="Pictures/TablePreview5.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306cm" fo:min-width="11.098cm"/>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notes">
      <style:graphic-properties draw:fill-color="#ffffff" fo:min-height="13.364cm"/>
    </style:style>
    <style:style style:name="pr9" style:family="presentation" style:parent-style-name="Dalibo-outline1">
      <style:graphic-properties fo:min-height="13.863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9.461cm" style:use-optimal-column-width="false"/>
    </style:style>
    <style:style style:name="co2" style:family="table-column">
      <style:table-column-properties style:column-width="9.025cm" style:use-optimal-column-width="false"/>
    </style:style>
    <style:style style:name="co3" style:family="table-column">
      <style:table-column-properties style:column-width="6.785cm" style:use-optimal-column-width="false"/>
    </style:style>
    <style:style style:name="co4" style:family="table-column">
      <style:table-column-properties style:column-width="8.397cm" style:use-optimal-column-width="false"/>
    </style:style>
    <style:style style:name="co5" style:family="table-column">
      <style:table-column-properties style:column-width="17.061cm" style:use-optimal-column-width="false"/>
    </style:style>
    <style:style style:name="co6" style:family="table-column">
      <style:table-column-properties style:column-width="8.2cm" style:use-optimal-column-width="false"/>
    </style:style>
    <style:style style:name="ro1" style:family="table-row">
      <style:table-row-properties style:row-height="0.937cm"/>
    </style:style>
    <style:style style:name="ro2" style:family="table-row">
      <style:table-row-properties style:row-height="0.972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size="18pt" fo:font-weight="bold" style:font-size-asian="18pt" style:font-weight-asian="bold" style:font-size-complex="18pt" style:font-weight-complex="bold"/>
    </style:style>
    <style:style style:name="ce4" style:family="table-cell">
      <style:graphic-properties style:repeat="repeat"/>
      <style:text-properties fo:font-family="'Liberation Sans'" style:font-family-generic="swiss" style:font-pitch="variable" fo:font-size="18pt" style:font-size-asian="18pt" style:font-size-complex="18pt"/>
    </style:style>
    <style:style style:name="ce5" style:family="table-cell">
      <style:graphic-properties style:repeat="repeat"/>
      <style:text-properties fo:font-size="18pt"/>
    </style:style>
    <style:style style:name="ce6" style:family="table-cell">
      <style:graphic-properties style:repeat="repeat"/>
      <style:text-properties fo:font-size="18pt"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weight="bold" style:font-weight-asian="bold" style:font-weight-complex="bold"/>
    </style:style>
    <style:style style:name="P6" style:family="paragraph">
      <style:text-properties fo:font-size="16pt" style:font-size-asian="16pt" style:font-size-complex="16pt"/>
    </style:style>
    <style:style style:name="P7" style:family="paragraph">
      <style:text-properties fo:font-size="24pt" style:font-size-asian="24pt" style:font-size-complex="24pt"/>
    </style:style>
    <style:style style:name="P8" style:family="paragraph">
      <style:paragraph-properties fo:margin-top="0cm" fo:margin-bottom="0cm"/>
    </style:style>
    <style:style style:name="P9" style:family="paragraph">
      <style:paragraph-properties fo:margin-top="0cm" fo:margin-bottom="0cm" fo:line-height="100%"/>
    </style:style>
    <style:style style:name="P10" style:family="paragraph">
      <style:paragraph-properties fo:line-height="100%"/>
    </style:style>
    <style:style style:name="T1" style:family="text">
      <style:text-properties fo:font-size="32pt"/>
    </style:style>
    <style:style style:name="T2" style:family="text">
      <style:text-properties fo:font-size="16pt" style:font-size-asian="16pt" style:font-size-complex="16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family="'Liberation Sans'" style:font-family-generic="swiss" style:font-pitch="variable" fo:font-size="18pt" style:font-size-asian="18pt" style:font-size-complex="18pt"/>
    </style:style>
    <style:style style:name="T5" style:family="text">
      <style:text-properties fo:font-size="18pt"/>
    </style:style>
    <style:style style:name="T6" style:family="text">
      <style:text-properties fo:font-size="18pt" style:font-size-asian="18pt" style:font-size-complex="18pt"/>
    </style:style>
    <style:style style:name="T7" style:family="text">
      <style:text-properties fo:font-size="24pt" style:font-size-asian="24pt" style:font-size-complex="24pt"/>
    </style:style>
    <style:style style:name="T8" style:family="text">
      <style:text-properties fo:font-size="20pt"/>
    </style:style>
    <style:style style:name="T9" style:family="text">
      <style:text-properties fo:font-size="15pt" style:font-size-asian="15pt" style:font-size-complex="15pt"/>
    </style:style>
    <style:style style:name="T10" style:family="text">
      <style:text-properties fo:font-family="'Liberation Mono'" style:font-family-generic="modern" style:font-pitch="fixed" fo:font-size="15pt" style:font-size-asian="15pt" style:font-size-complex="15pt"/>
    </style:style>
    <style:style style:name="T11" style:family="text">
      <style:text-properties fo:font-family="'Liberation Mono'" style:font-family-generic="modern" style:font-pitch="fixed" fo:font-size="20pt" style:font-size-asian="20pt" style:font-size-complex="20pt"/>
    </style:style>
    <style:style style:name="T12" style:family="text">
      <style:text-properties style:use-window-font-color="true"/>
    </style:style>
    <style:style style:name="T13"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4" style:family="text">
      <style:text-properties fo:font-family="Albany" style:font-family-generic="swis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Language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rather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905cm" svg:x="1.399cm" svg:y="4.915cm" presentation:class="outline" presentation:user-transformed="true">
          <draw:text-box>
            <text:list text:style-name="L1">
              <text:list-item>
                <text:p>Interrupt, and modify behaviour</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text:list text:style-name="L1">
              <text:list-item>
                <text:p>Four kinds of hooks</text:p>
              </text:list-item>
            </text:list>
            <text:list text:style-name="L3">
              <text:list-item>
                <text:list>
                  <text:list-item>
                    <text:p>Planner hooks</text:p>
                  </text:list-item>
                  <text:list-item>
                    <text:p>Executor hooks</text:p>
                  </text:list-item>
                  <text:list-item>
                    <text:p>Security/permissions hooks</text:p>
                  </text:list-item>
                  <text:list-item>
                    <text:p>PL/pgsql hook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the executor, and security/permissions.</text:p>
              <text:p>It's not well known because it's a rather recent feature. The first hook appeared in 8.3. Actually, 5 hooks appeared in 8.3, 8 more in 8.4, 2 more in 9.0, and more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Planner hooks</text:p>
          </draw:text-box>
        </draw:frame>
        <draw:frame draw:style-name="standard" draw:layer="layout" svg:width="25.27cm" svg:height="8.747cm" svg:x="1.399cm" svg:y="4.91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5">Hook</text:p>
              </table:table-cell>
              <table:table-cell>
                <text:p text:style-name="P5">Used in</text:p>
              </table:table-cell>
              <table:table-cell>
                <text:p text:style-name="P5">Initial release</text:p>
              </table:table-cell>
            </table:table-row>
            <table:table-row table:style-name="ro1" table:default-cell-style-name="ce2">
              <table:table-cell>
                <text:p>explain_get_index_name_hook</text:p>
              </table:table-cell>
              <table:table-cell/>
              <table:table-cell>
                <text:p>8.3</text:p>
              </table:table-cell>
            </table:table-row>
            <table:table-row table:style-name="ro1" table:default-cell-style-name="ce2">
              <table:table-cell>
                <text:p>ExplainOneQuery_hook</text:p>
              </table:table-cell>
              <table:table-cell>
                <text:p>IndexAdvisor</text:p>
              </table:table-cell>
              <table:table-cell>
                <text:p>8.3</text:p>
              </table:table-cell>
            </table:table-row>
            <table:table-row table:style-name="ro1" table:default-cell-style-name="ce2">
              <table:table-cell>
                <text:p>get_attavgwidth_hook</text:p>
              </table:table-cell>
              <table:table-cell/>
              <table:table-cell>
                <text:p>8.4</text:p>
              </table:table-cell>
            </table:table-row>
            <table:table-row table:style-name="ro1" table:default-cell-style-name="ce2">
              <table:table-cell>
                <text:p>get_index_stats_hook</text:p>
              </table:table-cell>
              <table:table-cell/>
              <table:table-cell>
                <text:p>8.4</text:p>
              </table:table-cell>
            </table:table-row>
            <table:table-row table:style-name="ro1" table:default-cell-style-name="ce2">
              <table:table-cell>
                <text:p>get_relation_info_hook</text:p>
              </table:table-cell>
              <table:table-cell>
                <text:p>plantuner</text:p>
              </table:table-cell>
              <table:table-cell>
                <text:p>8.3</text:p>
              </table:table-cell>
            </table:table-row>
            <table:table-row table:style-name="ro1" table:default-cell-style-name="ce2">
              <table:table-cell>
                <text:p>get_relation_stats_hook</text:p>
              </table:table-cell>
              <table:table-cell/>
              <table:table-cell>
                <text:p>8.4</text:p>
              </table:table-cell>
            </table:table-row>
            <table:table-row table:style-name="ro1" table:default-cell-style-name="ce2">
              <table:table-cell>
                <text:p>join_search_hook</text:p>
              </table:table-cell>
              <table:table-cell>
                <text:p>saio</text:p>
              </table:table-cell>
              <table:table-cell>
                <text:p>8.3</text:p>
              </table:table-cell>
            </table:table-row>
            <table:table-row table:style-name="ro1" table:default-cell-style-name="ce2">
              <table:table-cell>
                <text:p>planner_hook</text:p>
              </table:table-cell>
              <table:table-cell>
                <text:p>planinstr</text:p>
              </table:table-cell>
              <table:table-cell>
                <text:p>8.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user-transformed="true">
            <draw:text-box>
              <text:p text:style-name="P6"><text:span text:style-name="T2">explain_get_index_name_hook, called when explain finds indexes' names, to allow plugins to get control here so that plans involving hypothetical indexes can be explained</text:span></text:p>
              <text:p text:style-name="P6"><text:span text:style-name="T2">ExplainOneQuery_hook see </text:span><text:span text:style-name="T2"><text:a xlink:href="http://archives.postgresql.org/pgsql-patches/2007-05/msg00421.php">http://archives.postgresql.org/pgsql-patches/2007-05/msg00421.php</text:a></text:span></text:p>
              <text:p text:style-name="P6"><text:span text:style-name="T2">get_relation_info_hook, allows modification of expansion of the information PostgreSQL gets from the catalogs for a particular relation, including adding fake indexes (</text:span><text:span text:style-name="T2"><text:a xlink:href="http://www.sai.msu.su/~megera/wiki/plantuner">http://www.sai.msu.su/~megera/wiki/plantuner</text:a></text:span><text:span text:style-name="T2"> to enable planner hints which allow enable/disable indexes, fix empty table)</text:span></text:p>
              <text:p text:style-name="P6"><text:span text:style-name="T2">join_search_hook, to let plugins override the join search order portion of the planner; this is specifically intended to simplify developing a replacement for GEQO planning, example module saio (</text:span><text:span text:style-name="T2"><text:a xlink:href="http://pgxn.org/dist/saio/">http://pgxn.org/dist/saio/</text:a></text:span><text:span text:style-name="T2">), a join order search plugin using simulated annealing which provides an experimental planner module that uses a randomised algorithm to try to find the optimal join order</text:span></text:p>
              <text:p text:style-name="P6"><text:span text:style-name="T2">planner_hook, runs when the planner begins, so plugins can monitor or even modify the planner's behavior (http://pgxn.org/dist/planinstr/) to measure planner running time</text:span></text:p>
            </draw:text-box>
          </draw:frame>
        </presentation:notes>
      </draw:page>
      <draw:page draw:name="page6"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Executor hooks</text:p>
          </draw:text-box>
        </draw:frame>
        <draw:frame draw:style-name="standard" draw:layer="layout" svg:width="25.19cm" svg:height="6.542cm" svg:x="1.399cm" svg:y="4.915cm" presentation:class="table" presentation:user-transformed="true">
          <table:table table:template-name="default" table:use-first-row-styles="true" table:use-banding-rows-styles="true">
            <table:table-column table:style-name="co4"/>
            <table:table-column table:style-name="co4"/>
            <table:table-column table:style-name="co4"/>
            <table:table-row table:style-name="ro1" table:default-cell-style-name="ce1">
              <table:table-cell>
                <text:p text:style-name="P5">Hook</text:p>
              </table:table-cell>
              <table:table-cell>
                <text:p text:style-name="P5">Used in</text:p>
              </table:table-cell>
              <table:table-cell>
                <text:p text:style-name="P5">Initial release</text:p>
              </table:table-cell>
            </table:table-row>
            <table:table-row table:style-name="ro1" table:default-cell-style-name="ce2">
              <table:table-cell>
                <text:p>ExecutorStart_hook</text:p>
              </table:table-cell>
              <table:table-cell>
                <text:p>pg_stat_statements</text:p>
              </table:table-cell>
              <table:table-cell>
                <text:p>8.4</text:p>
              </table:table-cell>
            </table:table-row>
            <table:table-row table:style-name="ro1" table:default-cell-style-name="ce2">
              <table:table-cell>
                <text:p>ExecutorRun_hook</text:p>
              </table:table-cell>
              <table:table-cell>
                <text:p>pg_stat_statements</text:p>
              </table:table-cell>
              <table:table-cell>
                <text:p>8.4</text:p>
              </table:table-cell>
            </table:table-row>
            <table:table-row table:style-name="ro1" table:default-cell-style-name="ce2">
              <table:table-cell>
                <text:p>ExecutorFinish_hook</text:p>
              </table:table-cell>
              <table:table-cell>
                <text:p>pg_stat_statements</text:p>
              </table:table-cell>
              <table:table-cell>
                <text:p>8.4</text:p>
              </table:table-cell>
            </table:table-row>
            <table:table-row table:style-name="ro1" table:default-cell-style-name="ce2">
              <table:table-cell>
                <text:p>ExecutorEnd_hook</text:p>
              </table:table-cell>
              <table:table-cell>
                <text:p>pg_stat_statements</text:p>
              </table:table-cell>
              <table:table-cell>
                <text:p>8.4</text:p>
              </table:table-cell>
            </table:table-row>
            <table:table-row table:style-name="ro1" table:default-cell-style-name="ce2">
              <table:table-cell>
                <text:p>ProcessUtility_hook</text:p>
              </table:table-cell>
              <table:table-cell>
                <text:p>pgextwlist, pg_stat_statements</text:p>
              </table:table-cell>
              <table:table-cell>
                <text:p>9.0</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layer="layout" svg:width="16.799cm" svg:height="13.364cm" svg:x="2.1cm" svg:y="14.107cm" presentation:class="notes">
            <draw:text-box>
              <text:p>All the Executor hooks and the ProcessUtility hook help running functions that will use information from the executor. Mostly used to know which queries are executed, so that you can compute statistics, or log them.</text:p>
              <text:p>pg_stat_statements uses all of them.</text:p>
              <text:p>The ProcessUtility hook is used by pgextwlist (see <text:a xlink:href="https://github.com/dimitri/pgextwlist">https://github.com/dimitri/pgextwlist</text:a> for details).</text:p>
            </draw:text-box>
          </draw:frame>
        </presentation:notes>
      </draw:page>
      <draw:page draw:name="page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Security/permissions hooks</text:p>
          </draw:text-box>
        </draw:frame>
        <draw:frame draw:style-name="standard" draw:layer="layout" svg:width="25.19cm" svg:height="6.803cm" svg:x="1.399cm" svg:y="4.915cm" presentation:class="table" presentation:user-transformed="true">
          <table:table table:template-name="default" table:use-first-row-styles="true" table:use-banding-rows-styles="true">
            <table:table-column table:style-name="co4"/>
            <table:table-column table:style-name="co4"/>
            <table:table-column table:style-name="co4"/>
            <table:table-row table:style-name="ro1" table:default-cell-style-name="ce1">
              <table:table-cell>
                <text:p text:style-name="P5">Hook</text:p>
              </table:table-cell>
              <table:table-cell>
                <text:p text:style-name="P5">Used in</text:p>
              </table:table-cell>
              <table:table-cell>
                <text:p text:style-name="P5">Initial release</text:p>
              </table:table-cell>
            </table:table-row>
            <table:table-row table:style-name="ro1" table:default-cell-style-name="ce2">
              <table:table-cell>
                <text:p>check_password_hook</text:p>
              </table:table-cell>
              <table:table-cell>
                <text:p>passwordcheck</text:p>
              </table:table-cell>
              <table:table-cell>
                <text:p>9.0</text:p>
              </table:table-cell>
            </table:table-row>
            <table:table-row table:style-name="ro1" table:default-cell-style-name="ce2">
              <table:table-cell>
                <text:p>ClientAuthentication_hook</text:p>
              </table:table-cell>
              <table:table-cell>
                <text:p>auth_delay, sepgsql, etc</text:p>
              </table:table-cell>
              <table:table-cell>
                <text:p>9.1</text:p>
              </table:table-cell>
            </table:table-row>
            <table:table-row table:style-name="ro1" table:default-cell-style-name="ce2">
              <table:table-cell>
                <text:p>ExecutorCheckPerms_hook</text:p>
              </table:table-cell>
              <table:table-cell>
                <text:p>sepgsql</text:p>
              </table:table-cell>
              <table:table-cell>
                <text:p>9.1</text:p>
              </table:table-cell>
            </table:table-row>
            <table:table-row table:style-name="ro1" table:default-cell-style-name="ce2">
              <table:table-cell>
                <text:p>fmgr_hook</text:p>
              </table:table-cell>
              <table:table-cell>
                <text:p>sepgsql</text:p>
              </table:table-cell>
              <table:table-cell>
                <text:p>9.1</text:p>
              </table:table-cell>
            </table:table-row>
            <table:table-row table:style-name="ro1" table:default-cell-style-name="ce2">
              <table:table-cell>
                <text:p>needs_fmgr_hook</text:p>
              </table:table-cell>
              <table:table-cell>
                <text:p>sepgsql</text:p>
              </table:table-cell>
              <table:table-cell>
                <text:p>9.1</text:p>
              </table:table-cell>
            </table:table-row>
            <table:table-row table:style-name="ro1" table:default-cell-style-name="ce2">
              <table:table-cell>
                <text:p>object_access_hook</text:p>
              </table:table-cell>
              <table:table-cell>
                <text:p>sepgsql</text:p>
              </table:table-cell>
              <table:table-cell>
                <text:p>9.1</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layer="layout" svg:width="16.799cm" svg:height="13.364cm" svg:x="2.1cm" svg:y="14.107cm" presentation:class="notes">
            <draw:text-box>
              <text:p>The check_password hook is a way to check passwords according to enterprise ruleswhen a user is created and when he changes his password.</text:p>
              <text:p>The ClientAuthentication hook makes it possible to add other checks to allow or deny connections.</text:p>
              <text:p>The other ones are used by sepgsql.</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L/pgsql hooks</text:p>
          </draw:text-box>
        </draw:frame>
        <draw:frame draw:style-name="standard" draw:layer="layout" svg:width="25.26cm" svg:height="5.831cm" svg:x="1.399cm" svg:y="4.915cm">
          <table:table table:template-name="default" table:use-first-row-styles="true" table:use-banding-rows-styles="true">
            <table:table-column table:style-name="co5"/>
            <table:table-column table:style-name="co6"/>
            <table:table-row table:style-name="ro2" table:default-cell-style-name="ce3">
              <table:table-cell>
                <text:p><text:span text:style-name="T3">Hook</text:span></text:p>
              </table:table-cell>
              <table:table-cell>
                <text:p><text:span text:style-name="T3">Initial release</text:span></text:p>
              </table:table-cell>
            </table:table-row>
            <table:table-row table:style-name="ro2">
              <table:table-cell table:style-name="ce4">
                <text:p><text:span text:style-name="T4">func_setup</text:span></text:p>
              </table:table-cell>
              <table:table-cell table:style-name="ce5">
                <text:p><text:span text:style-name="T5">8.2</text:span></text:p>
              </table:table-cell>
            </table:table-row>
            <table:table-row table:style-name="ro2" table:default-cell-style-name="ce5">
              <table:table-cell>
                <text:p><text:span text:style-name="T4">func_beg</text:span></text:p>
              </table:table-cell>
              <table:table-cell>
                <text:p><text:span text:style-name="T5">8.2</text:span></text:p>
              </table:table-cell>
            </table:table-row>
            <table:table-row table:style-name="ro2" table:default-cell-style-name="ce6">
              <table:table-cell>
                <text:p><text:span text:style-name="T6">func_end</text:span></text:p>
              </table:table-cell>
              <table:table-cell>
                <text:p><text:span text:style-name="T6">8.2</text:span></text:p>
              </table:table-cell>
            </table:table-row>
            <table:table-row table:style-name="ro2" table:default-cell-style-name="ce6">
              <table:table-cell>
                <text:p><text:span text:style-name="T6">stmt_beg</text:span></text:p>
              </table:table-cell>
              <table:table-cell>
                <text:p><text:span text:style-name="T6">8.2</text:span></text:p>
              </table:table-cell>
            </table:table-row>
            <table:table-row table:style-name="ro2" table:default-cell-style-name="ce6">
              <table:table-cell>
                <text:p><text:span text:style-name="T6">stmt_end</text:span></text:p>
              </table:table-cell>
              <table:table-cell>
                <text:p><text:span text:style-name="T6">8.2</text:span></text:p>
              </table:table-cell>
            </table:table-row>
          </table:table>
          <draw:image xlink:href="Pictures/TablePreview4.svm" xlink:type="simple" xlink:show="embed" xlink:actuate="onLoad"/>
        </draw:frame>
        <draw:frame draw:style-name="gr2" draw:text-style-name="P7" draw:layer="layout" svg:width="7.112cm" svg:height="4.027cm" svg:x="17.272cm" svg:y="12.483cm">
          <draw:text-box>
            <text:p><text:span text:style-name="T7">Used by</text:span></text:p>
            <text:list text:style-name="L2">
              <text:list-item>
                <text:p><text:span text:style-name="T7">pldebugger,</text:span></text:p>
              </text:list-item>
              <text:list-item>
                <text:p><text:span text:style-name="T7">plprofiler,</text:span></text:p>
              </text:list-item>
              <text:list-item>
                <text:p><text:span text:style-name="T7">log_functions.</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 There's also a new extension called log_functions which uses them.</text:span></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And yet another one</text:p>
          </draw:text-box>
        </draw:frame>
        <draw:frame draw:style-name="standard" draw:layer="layout" svg:width="25.19cm" svg:height="1.943cm" svg:x="1.399cm" svg:y="4.915cm" presentation:class="table">
          <table:table table:template-name="default" table:use-first-row-styles="true" table:use-banding-rows-styles="true">
            <table:table-column table:style-name="co4"/>
            <table:table-column table:style-name="co4"/>
            <table:table-column table:style-name="co4"/>
            <table:table-row table:style-name="ro1" table:default-cell-style-name="ce1">
              <table:table-cell>
                <text:p text:style-name="P5">Hook</text:p>
              </table:table-cell>
              <table:table-cell>
                <text:p text:style-name="P5">Used in</text:p>
              </table:table-cell>
              <table:table-cell>
                <text:p text:style-name="P5">Initial release</text:p>
              </table:table-cell>
            </table:table-row>
            <table:table-row table:style-name="ro1" table:default-cell-style-name="ce2">
              <table:table-cell>
                <text:p>shmem_startup_hook</text:p>
              </table:table-cell>
              <table:table-cell>
                <text:p>pg_stat_statements</text:p>
              </table:table-cell>
              <table:table-cell>
                <text:p>8.4</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layer="layout" svg:width="16.799cm" svg:height="13.364cm" svg:x="2.1cm" svg:y="14.107cm" presentation:class="notes">
            <draw:text-box>
              <text:p><text:span text:style-name="T9">shmem_startup_hook, called when PostgreSQL initializes its shared memory segment</text:span></text:p>
            </draw:text-box>
          </draw:frame>
        </presentation:notes>
      </draw:page>
      <draw:page draw:name="page1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1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9"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draw:text-box>
              <text:p>A shared library is a .so or .dll file, installed in the lib directory of PostgreSQL.</text:p>
              <text:p>When PostgreSQL has to load a shared library, it first loads it into memory, and then executes a function called _PG_init. This function is available in many shared libraries, so that they can initialize memory and set up variables.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9"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draw:text-box>
              <text:p><text:span text:style-name="T8">We have one function called at load time, we also have one at unload time.</text:span></text:p>
              <text:p><text:span text:style-name="T8">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 of the function type</text:p>
              </text:list-item>
            </text:list>
            <text:list text:style-name="L3">
              <text:list-item>
                <text:list>
                  <text:list-item>
                    <text:p>extract from src/include/libpq/auth.h, line 27</text:p>
                    <text:p/>
                    <text:p/>
                  </text:list-item>
                </text:list>
              </text:list-item>
            </text:list>
            <text:p><text:span text:style-name="T10">/* Hook for plugins to get control in ClientAuthentication() */</text:span></text:p>
            <text:p><text:span text:style-name="T10">typedef void (*ClientAuthentication_hook_type) (Port *, int);</text:span></text:p>
            <text:list text:style-name="L1">
              <text:list-header>
                <text:p/>
              </text:list-header>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user-transformed="true">
            <draw:text-box>
              <text:p>This line declares the ClientAuthentication hook type.</text:p>
            </draw:text-box>
          </draw:frame>
        </presentation:notes>
      </draw:page>
      <draw:page draw:name="page1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e, and set the global function pointer</text:p>
              </text:list-item>
            </text:list>
            <text:list text:style-name="L3">
              <text:list-item>
                <text:list>
                  <text:list-item>
                    <text:p>extract from src/backend/libpq/auth.c, line 215</text:p>
                    <text:p/>
                    <text:p/>
                  </text:list-item>
                </text:list>
              </text:list-item>
            </text:list>
            <text:p><text:span text:style-name="T10">/*</text:span></text:p>
            <text:p><text:span text:style-name="T10"><text:s/></text:span><text:span text:style-name="T10">* This hook allows plugins to get control following client authentication,</text:span></text:p>
            <text:p><text:span text:style-name="T10"><text:s/></text:span><text:span text:style-name="T10">* but before the user has been informed about the results. <text:s/>It could be used</text:span></text:p>
            <text:p><text:span text:style-name="T10"><text:s/></text:span><text:span text:style-name="T10">* to record login events, insert a delay after failed authentication, etc.</text:span></text:p>
            <text:p><text:span text:style-name="T10"><text:s/></text:span><text:span text:style-name="T10">*/</text:span></text:p>
            <text:p><text:span text:style-name="T10">ClientAuthentication_hook_type ClientAuthentication_hook = NULL;</text:span></text:p>
            <text:p><text:span text:style-name="T11"/></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line declares the ClientAuthentication_hook global function pointer and sets its initial value to NULL.</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10"><text:s text:c="4"/></text:span><text:span text:style-name="T10">if (ClientAuthentication_hook)</text:span></text:p>
            <text:p><text:span text:style-name="T10"><text:s text:c="8"/></text:span><text:span text:style-name="T10">(*ClientAuthentication_hook) (port, status);</text:span></text:p>
            <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se two lines check if the ClientAuthentication hook has been set up. If it has, the function is executed.</text:p>
            </draw:text-box>
          </draw:frame>
        </presentation:notes>
      </draw:page>
      <draw:page draw:name="page1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_End</text:p>
                  </text:list-item>
                  <text:list-item>
                    <text:p>check_password</text:p>
                  </text:list-item>
                  <text:list-item>
                    <text:p>func_beg</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is part will go into much greater details on some of the available hooks: ClientAuthentication, the Executor_End, check_password, and func_beg.</text:p>
              <text:p>We'll explain how usefull they are, list the already available extensions using them. We'll also see how to write a shared library that uses each of these hooks</text:p>
            </draw:text-box>
          </draw:frame>
        </presentation:notes>
      </draw:page>
      <draw:page draw:name="page1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requires specific SELinux context to allow a connection</text:p>
                </text:list-item>
                <text:list-item>
                  <text:p>connection_limits, written by Tomas Vondra, and available on GitHub, gives more control on the limit of connections than the max_connections GUC (per user, per database, and per IP)</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9"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2"/></text:p>
              </text:list-item>
            </text:list>
            <text:p text:style-name="P8"><text:span text:style-name="T13">static ClientAuthentication_hook_type prev_client_auth_hook = NULL;</text:span></text:p>
            <text:p text:style-name="P8"><text:span text:style-name="T13"/></text:p>
            <text:p text:style-name="P8"><text:span text:style-name="T13">/* Module entry point */ </text:span></text:p>
            <text:p text:style-name="P8"><text:span text:style-name="T13">void </text:span></text:p>
            <text:p text:style-name="P8"><text:span text:style-name="T13">_PG_init(void) </text:span></text:p>
            <text:p text:style-name="P8"><text:span text:style-name="T13">{ </text:span></text:p>
            <text:p text:style-name="P8"><text:span text:style-name="T13"><text:s text:c="4"/></text:span><text:span text:style-name="T13">prev_client_auth_hook = ClientAuthentication_hook; </text:span></text:p>
            <text:p text:style-name="P8"><text:span text:style-name="T13"><text:s text:c="4"/></text:span><text:span text:style-name="T13">ClientAuthentication_hook = my_client_auth; </text:span></text:p>
            <text:p text:style-name="P8"><text:span text:style-name="T13">} </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9"><text:span text:style-name="T10">static void my_client_auth(Port *port, int status) </text:span></text:p>
            <text:p text:style-name="P9"><text:span text:style-name="T10">{ </text:span></text:p>
            <text:p text:style-name="P9"><text:span text:style-name="T10"><text:s text:c="4"/></text:span><text:span text:style-name="T10">struct stat buf; </text:span></text:p>
            <text:p text:style-name="P9"><text:span text:style-name="T10"/></text:p>
            <text:p text:style-name="P9"><text:span text:style-name="T10"><text:s text:c="4"/></text:span><text:span text:style-name="T10">if (prev_client_auth_hook) </text:span></text:p>
            <text:p text:style-name="P9"><text:span text:style-name="T10"><text:s text:c="8"/></text:span><text:span text:style-name="T10">(*prev_client_auth_hook) (port, status); </text:span></text:p>
            <text:p text:style-name="P9"><text:span text:style-name="T10"/></text:p>
            <text:p text:style-name="P9"><text:span text:style-name="T10"><text:s text:c="4"/></text:span><text:span text:style-name="T10">if (status != STATUS_OK) </text:span></text:p>
            <text:p text:style-name="P9"><text:span text:style-name="T10"><text:s text:c="8"/></text:span><text:span text:style-name="T10">return; </text:span></text:p>
            <text:p text:style-name="P9"><text:span text:style-name="T10"/></text:p>
            <text:p text:style-name="P9"><text:span text:style-name="T10"><text:s text:c="4"/></text:span><text:span text:style-name="T10">if(!stat("/tmp/connection.stopped", &amp;buf)) </text:span></text:p>
            <text:p text:style-name="P9"><text:span text:style-name="T10"><text:s text:c="8"/></text:span><text:span text:style-name="T10">ereport(FATAL, (errcode(ERRCODE_INTERNAL_ERROR),</text:span></text:p>
            <text:p text:style-name="P9"><text:span text:style-name="T10"><text:s text:c="12"/></text:span><text:span text:style-name="T10">errmsg("Connection not authorized!!"))); </text:span></text:p>
            <text:p text:style-name="P9"><text:span text:style-name="T10">} </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ExecutorEnd_hook function</text:p>
          </draw:text-box>
        </draw:frame>
        <draw:frame presentation:style-name="pr9" draw:layer="layout" svg:width="25.191cm" svg:height="13.863cm" svg:x="1.399cm" svg:y="4.915cm" presentation:class="outline">
          <draw:text-box>
            <text:list text:style-name="L1">
              <text:list-item>
                <text:p>One parameter</text:p>
              </text:list-item>
            </text:list>
            <text:list text:style-name="L3">
              <text:list-item>
                <text:list>
                  <text:list-item>
                    <text:p>f(QueryDesc *queryDesc)</text:p>
                  </text:list-item>
                </text:list>
              </text:list-item>
            </text:list>
            <text:list text:style-name="L1">
              <text:list-item>
                <text:p>QueryDesc is a structure described in include/executor/execdesc.h</text:p>
              </text:list-item>
            </text:list>
            <text:list text:style-name="L3">
              <text:list-item>
                <text:list>
                  <text:list-item>
                    <text:p>CmdType, sourceTexte, Instrumentation, etc</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8" draw:layer="layout" svg:width="16.799cm" svg:height="13.364cm" svg:x="2.1cm" svg:y="14.107cm" presentation:class="notes">
            <draw:text-box>
              <text:p>This hook takes only one parameter, of type QueryDesc. This parameter gives a lot of information on the executed query (like the texte of the query, the state of the query and the transaction, lots of instrumentation details).</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ctually), and a last one to write the log if the user has the SUPERUSER attribute.</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8"><text:span text:style-name="T13">/* Saved hook values in case of unload */</text:span></text:p>
            <text:p text:style-name="P8"><text:span text:style-name="T13">static ExecutorEnd_hook_type prev_ExecutorEnd = NULL;</text:span></text:p>
            <text:p text:style-name="P8"><text:span text:style-name="T13"/></text:p>
            <text:p text:style-name="P8"><text:span text:style-name="T13">void _PG_init(void)</text:span></text:p>
            <text:p text:style-name="P8"><text:span text:style-name="T13">{</text:span></text:p>
            <text:p text:style-name="P8"><text:span text:style-name="T13"><text:s text:c="2"/></text:span><text:span text:style-name="T13">prev_ExecutorEnd = ExecutorEnd_hook;</text:span></text:p>
            <text:p text:style-name="P8"><text:span text:style-name="T13"><text:s text:c="2"/></text:span><text:span text:style-name="T13">ExecutorEnd_hook = my_ExecutorEnd;</text:span></text:p>
            <text:p text:style-name="P8"><text:span text:style-name="T13">}</text:span></text:p>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9"><text:span text:style-name="T10">static void</text:span></text:p>
            <text:p text:style-name="P9"><text:span text:style-name="T10">my_ExecutorEnd(QueryDesc *queryDesc)</text:span></text:p>
            <text:p text:style-name="P9"><text:span text:style-name="T10">{</text:span></text:p>
            <text:p text:style-name="P9"><text:span text:style-name="T10"><text:s text:c="2"/></text:span><text:span text:style-name="T10">Assert(query != NULL);</text:span></text:p>
            <text:p text:style-name="P9"><text:span text:style-name="T10"/></text:p>
            <text:p text:style-name="P9"><text:span text:style-name="T10"><text:s text:c="2"/></text:span><text:span text:style-name="T10">if (superuser())</text:span></text:p>
            <text:p text:style-name="P9"><text:span text:style-name="T10"><text:s text:c="4"/></text:span><text:span text:style-name="T10">elog(LOG, "superuser %s fired this query %s", </text:span></text:p>
            <text:p text:style-name="P9"><text:span text:style-name="T10"><text:s text:c="9"/></text:span><text:span text:style-name="T10">GetUserNameFromId(GetUserId()),</text:span></text:p>
            <text:p text:style-name="P9"><text:span text:style-name="T10"><text:s text:c="9"/></text:span><text:span text:style-name="T10">query);</text:span></text:p>
            <text:p text:style-name="P9"><text:span text:style-name="T10"/></text:p>
            <text:p text:style-name="P9"><text:span text:style-name="T10"><text:s text:c="2"/></text:span><text:span text:style-name="T10">if (prev_ExecutorEnd)</text:span></text:p>
            <text:p text:style-name="P9"><text:span text:style-name="T10"><text:s text:c="4"/></text:span><text:span text:style-name="T10">prev_ExecutorEnd(queryDesc);</text:span></text:p>
            <text:p text:style-name="P9"><text:span text:style-name="T10"><text:s text:c="2"/></text:span><text:span text:style-name="T10">else</text:span></text:p>
            <text:p text:style-name="P9"><text:span text:style-name="T10"><text:s text:c="4"/></text:span><text:span text:style-name="T10">standard_ExecutorEnd(queryDesc);</text:span></text:p>
            <text:p text:style-name="P9"><text:span text:style-name="T10">}</text:span></text:p>
            <text:p text:style-name="P9"><text:span text:style-name="T10"/></text:p>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text:p><text:span text:style-name="T8">superuser(), GetUserNameFromId, and GetUserId are functions provided by PostgreSQL.</text:span></text:p>
            </draw:text-box>
          </draw:frame>
        </presentation:notes>
      </draw:page>
      <draw:page draw:name="page2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2"/></text:p>
              </text:list-item>
            </text:list>
            <text:p text:style-name="P8"><text:span text:style-name="T13">void _PG_fini(void)</text:span></text:p>
            <text:p text:style-name="P8"><text:span text:style-name="T13">{</text:span></text:p>
            <text:p text:style-name="P8"><text:span text:style-name="T13"><text:s text:c="2"/></text:span><text:span text:style-name="T13">ExecutorEnd_hook = prev_ExecutorEnd;</text:span></text:p>
            <text:p text:style-name="P8"><text:span text:style-name="T13">}</text:span></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according to som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32" draw:style-name="dp1" draw:master-page-name="Dalibo" presentation:presentation-page-layout-name="AL2T1">
        <draw:frame presentation:style-name="pr7" draw:layer="layout" svg:width="25.191cm" svg:height="3.507cm" svg:x="1.399cm" svg:y="0.837cm" presentation:class="title">
          <draw:text-box>
            <text:p>check_password_hook function</text:p>
          </draw:text-box>
        </draw:frame>
        <draw:frame presentation:style-name="pr9"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draw:text-box>
              <text:p><text:span text:style-name="T8">This hook function takes much more parameters than the previous one.</text:span></text:p>
              <text:p><text:span text:style-name="T8">Username and password are self explanatory.</text:span></text:p>
              <text:p><text:span text:style-name="T8">password_type allows the hook function to know if it is an encrypted password or a plain text one. An encrypted password is always encrypted with MD5.</text:span></text:p>
              <text:p><text:span text:style-name="T8">The validuntil_* parameters give informations on the validity timestamp limit on the password.</text:span></text:p>
            </draw:text-box>
          </draw:frame>
        </presentation:notes>
      </draw:page>
      <draw:page draw:name="page33" draw:style-name="dp1" draw:master-page-name="Dalibo" presentation:presentation-page-layout-name="AL2T1">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 type</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 type.</text:span></text:p>
            </draw:text-box>
          </draw:frame>
        </presentation:notes>
      </draw:page>
      <draw:page draw:name="page34" draw:style-name="dp1" draw:master-page-name="Dalibo" presentation:presentation-page-layout-name="AL2T1">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8"><text:span text:style-name="T13">void _PG_init(void)</text:span></text:p>
            <text:p text:style-name="P8"><text:span text:style-name="T13">{</text:span></text:p>
            <text:p text:style-name="P8"><text:span text:style-name="T13"><text:s text:c="2"/></text:span><text:span text:style-name="T13">check_password_hook = my_check_password;</text:span></text:p>
            <text:p text:style-name="P8"><text:span text:style-name="T13">}</text:span></text:p>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9"><text:span text:style-name="T10">static void</text:span></text:p>
            <text:p text:style-name="P9"><text:span text:style-name="T10">my_check_password(const char *username,</text:span></text:p>
            <text:p text:style-name="P9"><text:span text:style-name="T10"><text:s text:c="2"/></text:span><text:span text:style-name="T10">const char *password, int password_type,</text:span></text:p>
            <text:p text:style-name="P9"><text:span text:style-name="T10"><text:s text:c="2"/></text:span><text:span text:style-name="T10">Datum validuntil_time, bool validuntil_null)</text:span></text:p>
            <text:p text:style-name="P9"><text:span text:style-name="T10">{</text:span></text:p>
            <text:p text:style-name="P9"><text:span text:style-name="T10"><text:s text:c="2"/></text:span><text:span text:style-name="T10">if (password_type == PASSWORD_TYPE_PLAINTEXT)</text:span></text:p>
            <text:p text:style-name="P9"><text:span text:style-name="T10"><text:s text:c="2"/></text:span><text:span text:style-name="T10">{</text:span></text:p>
            <text:p text:style-name="P9"><text:span text:style-name="T10"><text:s text:c="4"/></text:span><text:span text:style-name="T10">ereport(ERROR,</text:span></text:p>
            <text:p text:style-name="P9"><text:span text:style-name="T10"><text:s text:c="6"/></text:span><text:span text:style-name="T10">(errcode(ERRCODE_INVALID_PARAMETER_VALUE),</text:span></text:p>
            <text:p text:style-name="P9"><text:span text:style-name="T10"><text:s text:c="7"/></text:span><text:span text:style-name="T10">errmsg("password is not encrypted")));</text:span></text:p>
            <text:p text:style-name="P9"><text:span text:style-name="T10"><text:s text:c="2"/></text:span><text:span text:style-name="T10">}</text:span></text:p>
            <text:p text:style-name="P9"><text:span text:style-name="T10">}</text:span></text:p>
            <text:p text:style-name="P9"><text:span text:style-name="T10"/></text:p>
          </draw:text-box>
        </draw:frame>
        <presentation:notes draw:style-name="dp2">
          <draw:page-thumbnail draw:style-name="gr1" draw:layer="layout" svg:width="14.848cm" svg:height="11.136cm" svg:x="3.075cm" svg:y="2.257cm" draw:page-number="35"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text:p><text:span text:style-name="T8">Calling ereport with an ERROR log level will cancel the query.</text:span></text:p>
            </draw:text-box>
          </draw:frame>
        </presentation:notes>
      </draw:page>
      <draw:page draw:name="page3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Before BEGIN block of a PL/pgsql function</text:p>
                  </text:list-item>
                </text:list>
              </text:list-item>
            </text:list>
            <text:list text:style-name="L1">
              <text:list-item>
                <text:p>Usefull to</text:p>
              </text:list-item>
            </text:list>
            <text:list text:style-name="L3">
              <text:list-item>
                <text:list>
                  <text:list-item>
                    <text:p>Log start of each function</text:p>
                  </text:list-item>
                  <text:list-item>
                    <text:p>Profile functions</text:p>
                  </text:list-item>
                  <text:list-item>
                    <text:p>Debug functions</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8">The func_beg hook helps a plugin to get control at the BEGIN statement of a PL/pgsql stored function.</text:span></text:p>
              <text:p><text:span text:style-name="T8">Therefore, the plugin can log the use of each function, and can help profiling and debugging the function.</text:span></text:p>
            </draw:text-box>
          </draw:frame>
        </presentation:notes>
      </draw:page>
      <draw:page draw:name="page37" draw:style-name="dp1" draw:master-page-name="Dalibo" presentation:presentation-page-layout-name="AL2T1">
        <draw:frame presentation:style-name="pr4" draw:layer="layout" svg:width="25.191cm" svg:height="3.507cm" svg:x="1.399cm" svg:y="0.837cm" presentation:class="title">
          <draw:text-box>
            <text:p>func_beg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pldebugger</text:p>
                  </text:list-item>
                  <text:list-item>
                    <text:p>plprofiler</text:p>
                  </text:list-item>
                  <text:list-item>
                    <text:p>log_functions (https://github.com/gleu/log_functions)</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presentation:user-transformed="true">
            <draw:text-box>
              <text:p><text:span text:style-name="T8">Three extensions already use this hook:</text:span></text:p>
              <text:list text:style-name="L2">
                <text:list-item>
                  <text:p><text:span text:style-name="T8">pldebugger provides a debugger for PL/pgsql functions</text:span></text:p>
                </text:list-item>
                <text:list-item>
                  <text:p><text:span text:style-name="T8">plprofiler provides a profiler for PL/pgsql functions</text:span></text:p>
                </text:list-item>
                <text:list-item>
                  <text:p><text:span text:style-name="T8">log_functions, available on GitHub, allows to log the use of each functions, its duration, and the duration of each statement.</text:span></text:p>
                </text:list-item>
              </text:list>
            </draw:text-box>
          </draw:frame>
        </presentation:notes>
      </draw:page>
      <draw:page draw:name="page38" draw:style-name="dp1" draw:master-page-name="Dalibo" presentation:presentation-page-layout-name="AL2T1">
        <draw:frame presentation:style-name="pr7" draw:layer="layout" svg:width="25.191cm" svg:height="3.507cm" svg:x="1.399cm" svg:y="0.837cm" presentation:class="title">
          <draw:text-box>
            <text:p>func_beg function</text:p>
          </draw:text-box>
        </draw:frame>
        <draw:frame presentation:style-name="pr9" draw:layer="layout" svg:width="25.191cm" svg:height="13.863cm" svg:x="1.399cm" svg:y="4.915cm" presentation:class="outline" presentation:user-transformed="true">
          <draw:text-box>
            <text:list text:style-name="L1">
              <text:list-item>
                <text:p>Two parameters</text:p>
              </text:list-item>
            </text:list>
            <text:list text:style-name="L3">
              <text:list-item>
                <text:list>
                  <text:list-item>
                    <text:p>f (PLpgSQL_execstate *estate, PLpgSQL_function *func)</text:p>
                  </text:list-item>
                </text:list>
              </text:list-item>
            </text:list>
            <text:list text:style-name="L1">
              <text:list-item>
                <text:p>estate is a complete structure described in src/pl/plpgsql/plpgsql.h</text:p>
              </text:list-item>
              <text:list-item>
                <text:p>func is a complete structure described in src/pl/plpgsql/plpgsql.h</text:p>
              </text:list-item>
            </text:list>
            <text:list text:style-name="L3">
              <text:list-item>
                <text:list>
                  <text:list-item>
                    <text:p>Name, OID, return type, ...</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8" draw:text-style-name="P4" draw:layer="layout" svg:width="16.799cm" svg:height="13.364cm" svg:x="2.1cm" svg:y="14.107cm" presentation:class="notes">
            <draw:text-box>
              <text:p><text:span text:style-name="T8">The func_beg hook function requires two parameters: a PLpgSQL_execstate structure, and a PLpgSQL_function structure.</text:span></text:p>
              <text:p><text:span text:style-name="T8">The first one gives lots of informations on the execution state of the function and the second one gives informations on the function being executed (name, oid, etc.).</text:span></text:p>
            </draw:text-box>
          </draw:frame>
        </presentation:notes>
      </draw:page>
      <draw:page draw:name="page39" draw:style-name="dp1" draw:master-page-name="Dalibo" presentation:presentation-page-layout-name="AL2T1">
        <draw:frame presentation:style-name="pr4" draw:layer="layout" svg:width="25.191cm" svg:height="3.507cm" svg:x="1.399cm" svg:y="0.837cm" presentation:class="title">
          <draw:text-box>
            <text:p>Writing a func_beg</text:p>
          </draw:text-box>
        </draw:frame>
        <draw:frame presentation:style-name="pr5" draw:layer="layout" svg:width="25.191cm" svg:height="13.864cm" svg:x="1.399cm" svg:y="4.915cm" presentation:class="outline">
          <draw:text-box>
            <text:list text:style-name="L1">
              <text:list-item>
                <text:p>Example: log each function executed</text:p>
              </text:list-item>
              <text:list-item>
                <text:p>Needs two functions</text:p>
              </text:list-item>
            </text:list>
            <text:list text:style-name="L3">
              <text:list-item>
                <text:list>
                  <text:list-item>
                    <text:p>One to install the hook</text:p>
                  </text:list-item>
                  <text:list-item>
                    <text:p>Another one to log the function name</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3" draw:text-style-name="P4" draw:layer="layout" svg:width="16.799cm" svg:height="13.364cm" svg:x="2.1cm" svg:y="14.107cm" presentation:class="notes">
            <draw:text-box>
              <text:p><text:span text:style-name="T8">Here is an example of a new extension using the func_beg hook.</text:span></text:p>
              <text:p><text:span text:style-name="T8">Our example will log each function executed.</text:span></text:p>
              <text:p><text:span text:style-name="T8">We need two functions:</text:span></text:p>
              <text:list text:style-name="L2">
                <text:list-item>
                  <text:p><text:span text:style-name="T8">The first one will install the hook ;</text:span></text:p>
                </text:list-item>
                <text:list-item>
                  <text:p><text:span text:style-name="T8">The second one will log the function name.</text:span></text:p>
                </text:list-item>
              </text:list>
            </draw:text-box>
          </draw:frame>
        </presentation:notes>
      </draw:page>
      <draw:page draw:name="page4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3"/></text:p>
              </text:list-item>
            </text:list>
            <text:p text:style-name="P8"><text:span text:style-name="T13">static PLpgSQL_plugin plugin_funcs = { my_func_beg };</text:span></text:p>
            <text:p text:style-name="P8"><text:span text:style-name="T13"/></text:p>
            <text:p text:style-name="P8"><text:span text:style-name="T13">void _PG_init(void)</text:span></text:p>
            <text:p text:style-name="P8"><text:span text:style-name="T13">{</text:span></text:p>
            <text:p text:style-name="P8"><text:span text:style-name="T13"><text:s text:c="2"/></text:span><text:span text:style-name="T13">PLpgSQL_plugin ** var_ptr = (PLpgSQL_plugin **)</text:span></text:p>
            <text:p text:style-name="P8"><text:span text:style-name="T13"><text:s text:c="17"/></text:span><text:span text:style-name="T13">find_rendezvous_variable("PLpgSQL_plugin");</text:span></text:p>
            <text:p text:style-name="P8"><text:span text:style-name="T13"><text:s text:c="2"/></text:span><text:span text:style-name="T13">*var_ptr = &amp;plugin_funcs;</text:span></text:p>
            <text:p text:style-name="P8"><text:span text:style-name="T13">}</text:span></text:p>
            <text:p text:style-name="P8"><text:span text:style-name="T13"/></text:p>
            <text:p text:style-name="P8"><text:span text:style-name="T13">void load_plugin(PLpgSQL_plugin *hooks)</text:span></text:p>
            <text:p text:style-name="P8"><text:span text:style-name="T13">{</text:span></text:p>
            <text:p text:style-name="P8"><text:span text:style-name="T13"><text:s text:c="2"/></text:span><text:span text:style-name="T13">hooks-&gt;func_beg = my_func_beg;</text:span></text:p>
            <text:p text:style-name="P8"><text:span text:style-name="T13">}</text:span></text:p>
          </draw:text-box>
        </draw:frame>
        <presentation:notes draw:style-name="dp2">
          <draw:page-thumbnail draw:style-name="gr1" draw:layer="layout" svg:width="14.848cm" svg:height="11.136cm" svg:x="3.075cm" svg:y="2.257cm" draw:page-number="40" presentation:class="page"/>
          <draw:frame presentation:style-name="pr3" draw:text-style-name="P4" draw:layer="layout" svg:width="16.799cm" svg:height="13.364cm" svg:x="2.1cm" svg:y="14.107cm" presentation:class="notes">
            <draw:text-box>
              <text:p><text:span text:style-name="T8">The initialization of the hook must happen in the _PG_init function. This function is called when PostgreSQL loads the shared library.</text:span></text:p>
              <text:p><text:span text:style-name="T8">It's a little bit more complicated than the rest of our examples.</text:span></text:p>
            </draw:text-box>
          </draw:frame>
        </presentation:notes>
      </draw:page>
      <draw:page draw:name="page41" draw:style-name="dp1" draw:master-page-name="Dalibo" presentation:presentation-page-layout-name="AL2T1">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Log function name</text:p>
                <text:p/>
              </text:list-item>
            </text:list>
            <text:p text:style-name="P9"><text:span text:style-name="T10">static void my_func_beg(PLpgSQL_execstate *estate,</text:span></text:p>
            <text:p text:style-name="P9"><text:span text:style-name="T10"><text:s text:c="30"/></text:span><text:span text:style-name="T10">PLpgSQL_function <text:s/>*func)</text:span></text:p>
            <text:p text:style-name="P9"><text:span text:style-name="T10">{</text:span></text:p>
            <text:p text:style-name="P9"><text:span text:style-name="T10"><text:s text:c="4"/></text:span><text:span text:style-name="T10">elog(LOG, "Execute function %s", func-&gt;fn_name);</text:span></text:p>
            <text:p text:style-name="P9"><text:span text:style-name="T10">}</text:span></text:p>
          </draw:text-box>
        </draw:frame>
        <presentation:notes draw:style-name="dp2">
          <draw:page-thumbnail draw:style-name="gr1" draw:layer="layout" svg:width="14.848cm" svg:height="11.136cm" svg:x="3.075cm" svg:y="2.257cm" draw:page-number="41" presentation:class="page"/>
          <draw:frame presentation:style-name="pr3" draw:text-style-name="P4" draw:layer="layout" svg:width="16.799cm" svg:height="13.364cm" svg:x="2.1cm" svg:y="14.107cm" presentation:class="notes">
            <draw:text-box>
              <text:p><text:span text:style-name="T8">Here is the function that does the actual work.</text:span></text:p>
              <text:p><text:span text:style-name="T8">It simply calls elog to log the execution of the function, and adds the name of the function (found in the func structure).</text:span></text:p>
            </draw:text-box>
          </draw:frame>
        </presentation:notes>
      </draw:page>
      <draw:page draw:name="page4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9" draw:layer="layout" svg:width="25.191cm" svg:height="13.863cm" svg:x="1.399cm" svg:y="4.915cm" presentation:class="outline">
          <draw:text-box>
            <text:list text:style-name="L1">
              <text:list-item>
                <text:p>Usual Makefile</text:p>
              </text:list-item>
            </text:list>
            <text:p text:style-name="P9"><text:span text:style-name="T10">MODULE_big = your_hook</text:span></text:p>
            <text:p text:style-name="P9"><text:span text:style-name="T10">OBJS = your_hook.o</text:span></text:p>
            <text:p text:style-name="P9"><text:span text:style-name="T10"/></text:p>
            <text:p text:style-name="P9"><text:span text:style-name="T10">ifdef USE_PGXS</text:span></text:p>
            <text:p text:style-name="P9"><text:span text:style-name="T10">PG_CONFIG = pg_config</text:span></text:p>
            <text:p text:style-name="P9"><text:span text:style-name="T10">PGXS := $(shell $(PG_CONFIG) --pgxs)</text:span></text:p>
            <text:p text:style-name="P9"><text:span text:style-name="T10">include $(PGXS)</text:span></text:p>
            <text:p text:style-name="P9"><text:span text:style-name="T10">else</text:span></text:p>
            <text:p text:style-name="P9"><text:span text:style-name="T10">subdir = contrib/your_hook</text:span></text:p>
            <text:p text:style-name="P9"><text:span text:style-name="T10">top_builddir = ../..</text:span></text:p>
            <text:p text:style-name="P9"><text:span text:style-name="T10">include $(top_builddir)/src/Makefile.global</text:span></text:p>
            <text:p text:style-name="P9"><text:span text:style-name="T10">include $(top_srcdir)/contrib/contrib-global.mk</text:span></text:p>
            <text:p text:style-name="P9"><text:span text:style-name="T10">endif</text:span></text:p>
            <text:p text:style-name="P9"><text:span text:style-name="T10"/></text:p>
            <text:list text:continue-numbering="true" text:style-name="L1">
              <text:list-header>
                <text:p/>
              </text:list-header>
            </text:list>
          </draw:text-box>
        </draw:frame>
        <presentation:notes draw:style-name="dp2">
          <draw:page-thumbnail draw:style-name="gr1" draw:layer="layout" svg:width="14.848cm" svg:height="11.136cm" svg:x="3.075cm" svg:y="2.257cm" draw:page-number="42" presentation:class="page"/>
          <draw:frame presentation:style-name="pr8"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4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9" draw:layer="layout" svg:width="25.191cm" svg:height="13.863cm" svg:x="1.399cm" svg:y="4.915cm" presentation:class="outline">
          <draw:text-box>
            <text:list text:style-name="L1">
              <text:list-item>
                <text:p>Make is your friend (and so is pg_config)</text:p>
              </text:list-item>
            </text:list>
            <text:p text:style-name="P9"><text:span text:style-name="T10">$ make USE_PGXS=1</text:span></text:p>
            <text:p text:style-name="P9"><text:span text:style-name="T10">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9"><text:span text:style-name="T10">gcc -O2 -Wall -Wmissing-prototypes -Wpointer-arith -Wdeclaration-after-statement -Wendif-labels -Wformat-security -fno-strict-aliasing -fwrapv -fexcess-precision=standard -fpic -shared -o your_hook.so only_encrypted_passwords.o -L/opt/postgresql-9.1/lib -Wl,--as-needed -Wl,-rpath,'/opt/postgresql-9.1/lib',--enable-new-dtags</text:span></text:p>
            <text:list text:continue-numbering="true" text:style-name="L1">
              <text:list-item>
                <text:p text:style-name="P9"><text:span text:style-name="T14">Can't use PGXS with PL/pgsql plugins</text:span></text:p>
              </text:list-item>
            </text:list>
            <text:list text:style-name="L3">
              <text:list-item>
                <text:list>
                  <text:list-item>
                    <text:p text:style-name="P10"><text:span text:style-name="T14">But will be possible in 9.2 (thanks to Heikki for working on the patch)</text:span></text:p>
                  </text:list-item>
                </text:list>
              </text:list-item>
            </text:list>
            <text:p text:style-name="P9"><text:span text:style-name="T10"/></text:p>
          </draw:text-box>
        </draw:frame>
        <presentation:notes draw:style-name="dp2">
          <draw:page-thumbnail draw:style-name="gr1" draw:layer="layout" svg:width="14.848cm" svg:height="11.136cm" svg:x="3.075cm" svg:y="2.257cm" draw:page-number="43" presentation:class="page"/>
          <draw:frame presentation:style-name="pr8"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44"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9" draw:layer="layout" svg:width="25.191cm" svg:height="13.863cm" svg:x="1.399cm" svg:y="4.915cm" presentation:class="outline">
          <draw:text-box>
            <text:list text:style-name="L1">
              <text:list-item>
                <text:p>Make is still your friend</text:p>
              </text:list-item>
            </text:list>
            <text:p text:style-name="P9"><text:span text:style-name="T10">$ make USE_PGXS=1 install</text:span></text:p>
            <text:p text:style-name="P9"><text:span text:style-name="T10">/bin/mkdir -p '/opt/postgresql-9.1/lib'</text:span></text:p>
            <text:p text:style-name="P9"><text:span text:style-name="T10">/bin/sh /opt/postgresql-9.1/lib/pgxs/src/makefiles/../../config/install-sh -c -m 755 <text:s/>your_hook.so '/opt/postgresql-9.1/lib/your_hook.so' <text:s/></text:span></text:p>
            <text:p text:style-name="P9"><text:span text:style-name="T10"/></text:p>
          </draw:text-box>
        </draw:frame>
        <presentation:notes draw:style-name="dp2">
          <draw:page-thumbnail draw:style-name="gr1" draw:layer="layout" svg:width="14.848cm" svg:height="11.136cm" svg:x="3.075cm" svg:y="2.257cm" draw:page-number="44" presentation:class="page"/>
          <draw:frame presentation:style-name="pr8" draw:text-style-name="P4" draw:layer="layout" svg:width="16.799cm" svg:height="13.364cm" svg:x="2.1cm" svg:y="14.107cm" presentation:class="notes">
            <draw:text-box>
              <text:p><text:span text:style-name="T8">You'll still use make to install the shared library.</text:span></text:p>
            </draw:text-box>
          </draw:frame>
        </presentation:notes>
      </draw:page>
      <draw:page draw:name="page4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PGXS</text:p>
          </draw:text-box>
        </draw:frame>
        <draw:frame presentation:style-name="pr9" draw:layer="layout" svg:width="25.191cm" svg:height="13.863cm" svg:x="1.399cm" svg:y="4.915cm" presentation:class="outline">
          <draw:text-box>
            <text:list text:style-name="L1">
              <text:list-item>
                <text:p>It's better to rely only on PGXS (if possible)</text:p>
              </text:list-item>
              <text:list-item>
                <text:p>Makefile looks like this:</text:p>
              </text:list-item>
            </text:list>
            <text:p text:style-name="P9"><text:span text:style-name="T10">MODULE_big = your_hook</text:span></text:p>
            <text:p text:style-name="P9"><text:span text:style-name="T10">OBJS = your_hook.o</text:span></text:p>
            <text:p text:style-name="P9"><text:span text:style-name="T10"/></text:p>
            <text:p text:style-name="P9"><text:span text:style-name="T10">PG_CONFIG = pg_config</text:span></text:p>
            <text:p text:style-name="P9"><text:span text:style-name="T10">PGXS := $(shell $(PG_CONFIG) --pgxs)</text:span></text:p>
            <text:p text:style-name="P9"><text:span text:style-name="T10">include $(PGXS)</text:span></text:p>
            <text:p text:style-name="P9"><text:span text:style-name="T10"/></text:p>
            <text:list text:continue-numbering="true" text:style-name="L1">
              <text:list-item>
                <text:p>So much simpler...</text:p>
              </text:list-item>
            </text:list>
          </draw:text-box>
        </draw:frame>
        <presentation:notes draw:style-name="dp2">
          <draw:page-thumbnail draw:style-name="gr1"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page4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shared_preload_librarie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4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9"><text:span text:style-name="T11">shared_preload_libraries = 'only_encrypted_passwords'</text:span></text:p>
            <text:p text:style-name="P9"><text:span text:style-name="T11"/></text:p>
            <text:list text:continue-numbering="true" text:style-name="L1">
              <text:list-item>
                <text:p>Restart PostgreSQL</text:p>
              </text:list-item>
            </text:list>
            <text:p text:style-name="P9"><text:span text:style-name="T10">$ pg_ctl start</text:span></text:p>
            <text:p text:style-name="P9"><text:span text:style-name="T10">server starting</text:span></text:p>
            <text:p text:style-name="P9"><text:span text:style-name="T10">2012-01-28 16:01:32 CET <text:s/>LOG: <text:s/>loaded library "only_encrypted_passwords"</text:span></text:p>
          </draw:text-box>
        </draw:frame>
        <presentation:notes draw:style-name="dp2">
          <draw:page-thumbnail draw:style-name="gr1" draw:layer="layout" svg:width="14.848cm" svg:height="11.136cm" svg:x="3.075cm" svg:y="2.257cm" draw:page-number="47"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4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9"><text:span text:style-name="T10">postgres=# CREATE USER u1 PASSWORD 'supersecret';</text:span></text:p>
            <text:p text:style-name="P9"><text:span text:style-name="T10">ERROR: <text:s/>password is not encrypted</text:span></text:p>
            <text:p text:style-name="P9"><text:span text:style-name="T10"/></text:p>
            <text:p text:style-name="P9"><text:span text:style-name="T10">postgres=# CREATE USER u1 PASSWORD 'md5f96c038c1bf28d837c32cc62fa97910a';</text:span></text:p>
            <text:p text:style-name="P9"><text:span text:style-name="T10">CREATE ROLE</text:span></text:p>
            <text:p text:style-name="P9"><text:span text:style-name="T10"/></text:p>
            <text:p text:style-name="P9"><text:span text:style-name="T10">postgres=# ALTER USER u1 PASSWORD 'f96c038c1bf28d837c32cc62fa97910a';</text:span></text:p>
            <text:p text:style-name="P9"><text:span text:style-name="T10">ERROR: <text:s/>password is not encrypted</text:span></text:p>
            <text:p text:style-name="P9"><text:span text:style-name="T10"/></text:p>
            <text:p text:style-name="P9"><text:span text:style-name="T10">postgres=# ALTER USER u1 PASSWORD 'md5f96c038c1bf28d837c32cc62fa97910a';</text:span></text:p>
            <text:p text:style-name="P9"><text:span text:style-name="T10">ALTER ROLE</text:span></text:p>
            <text:p text:style-name="P9"><text:span text:style-name="T10"/></text:p>
          </draw:text-box>
        </draw:frame>
        <presentation:notes draw:style-name="dp2">
          <draw:page-thumbnail draw:style-name="gr1" draw:layer="layout" svg:width="14.848cm" svg:height="11.136cm" svg:x="3.075cm" svg:y="2.257cm" draw:page-number="48" presentation:class="page"/>
          <draw:frame presentation:style-name="pr3" draw:text-style-name="P4" draw:layer="layout" svg:width="16.799cm" svg:height="13.364cm" svg:x="2.1cm" svg:y="14.107cm" presentation:class="notes">
            <draw:text-box>
              <text:p><text:span text:style-name="T8">And here is an example that shows its use.</text:span></text:p>
              <text:p><text:span text:style-name="T8">Without an encrypted password, the CREATE or ALTER USER statement will fail, and our error message will appear.</text:span></text:p>
              <text:p><text:span text:style-name="T8">With an encrypted password, everything work fine, as usual.</text:span></text:p>
            </draw:text-box>
          </draw:frame>
        </presentation:notes>
      </draw:page>
      <draw:page draw:name="page49"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LOAD statement</text:p>
          </draw:text-box>
        </draw:frame>
        <draw:frame presentation:style-name="pr5" draw:layer="layout" svg:width="25.191cm" svg:height="13.864cm" svg:x="1.399cm" svg:y="4.915cm" presentation:class="outline">
          <draw:text-box>
            <text:list text:style-name="L1">
              <text:list-item>
                <text:p>Install the shared library</text:p>
              </text:list-item>
              <text:list-item>
                <text:p>LOAD the library</text:p>
              </text:list-item>
              <text:list-item>
                <text:p>... and use it</text:p>
              </text:list-item>
            </text:list>
          </draw:text-box>
        </draw:frame>
        <presentation:notes draw:style-name="dp2">
          <draw:page-thumbnail draw:style-name="gr1" draw:layer="layout" svg:width="14.848cm" svg:height="11.136cm" svg:x="3.075cm" svg:y="2.257cm" draw:page-number="49" presentation:class="page"/>
          <draw:frame presentation:style-name="pr3" draw:text-style-name="P4" draw:layer="layout" svg:width="16.799cm" svg:height="13.364cm" svg:x="2.1cm" svg:y="14.107cm" presentation:class="notes" presentation:user-transformed="true">
            <draw:text-box>
              <text:p><text:span text:style-name="T8">You're not required to preload a library. You can load it when you feel interested by its feature. It won't work for all libraries because some require shared memory which is only given at startup time.</text:span></text:p>
              <text:p><text:span text:style-name="T8">To load a shared library, use the SQL statement LOAD.</text:span></text:p>
            </draw:text-box>
          </draw:frame>
        </presentation:notes>
      </draw:page>
      <draw:page draw:name="page50"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Create the function, and use it:</text:p>
              </text:list-item>
            </text:list>
            <text:p text:style-name="P9"><text:span text:style-name="T10">postgres=# CREATE FUNCTION f1() RETURNS boolean LANGUAGE plpgsql AS $$</text:span></text:p>
            <text:p text:style-name="P9"><text:span text:style-name="T10">postgres$# BEGIN</text:span></text:p>
            <text:p text:style-name="P9"><text:span text:style-name="T10">postgres$# PERFORM pg_sleep(5);</text:span></text:p>
            <text:p text:style-name="P9"><text:span text:style-name="T10">postgres$# RETURN true;</text:span></text:p>
            <text:p text:style-name="P9"><text:span text:style-name="T10">postgres$# END</text:span></text:p>
            <text:p text:style-name="P9"><text:span text:style-name="T10">postgres$# $$;</text:span></text:p>
            <text:p text:style-name="P9"><text:span text:style-name="T10">CREATE FUNCTION</text:span></text:p>
            <text:p text:style-name="P9"><text:span text:style-name="T10">hooks=# SET client_min_messages TO log;</text:span></text:p>
            <text:p text:style-name="P9"><text:span text:style-name="T10">LOG: <text:s/>duration: 0.132 ms <text:s/>statement: SET client_min_messages TO log;</text:span></text:p>
            <text:p text:style-name="P9"><text:span text:style-name="T10">SET</text:span></text:p>
            <text:p text:style-name="P9"><text:span text:style-name="T10">hooks=# SELECT f1();</text:span></text:p>
            <text:p text:style-name="P9"><text:span text:style-name="T10">LOG: <text:s/>duration: 5003.180 ms <text:s/>statement: SELECT f1();</text:span></text:p>
            <text:p text:style-name="P9"><text:span text:style-name="T10"><text:s/></text:span><text:span text:style-name="T10">f1 </text:span></text:p>
            <text:p text:style-name="P9"><text:span text:style-name="T10">----</text:span></text:p>
            <text:p text:style-name="P9"><text:span text:style-name="T10"><text:s/></text:span><text:span text:style-name="T10">t</text:span></text:p>
            <text:p text:style-name="P9"><text:span text:style-name="T10">(1 row)</text:span></text:p>
          </draw:text-box>
        </draw:frame>
        <presentation:notes draw:style-name="dp2">
          <draw:page-thumbnail draw:style-name="gr1" draw:layer="layout" svg:width="14.848cm" svg:height="11.136cm" svg:x="3.075cm" svg:y="2.257cm" draw:page-number="50" presentation:class="page"/>
          <draw:frame presentation:style-name="pr3" draw:text-style-name="P4" draw:layer="layout" svg:width="16.799cm" svg:height="13.364cm" svg:x="2.1cm" svg:y="14.107cm" presentation:class="notes" presentation:user-transformed="true">
            <draw:text-box>
              <text:p><text:span text:style-name="T8">In this example, we create a PL/pgsql function. Then we set client_min_messages to the LOG level. And finally we execute our function. Nothing special here.</text:span></text:p>
            </draw:text-box>
          </draw:frame>
        </presentation:notes>
      </draw:page>
      <draw:page draw:name="page51"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presentation:user-transformed="true">
          <draw:text-box>
            <text:list text:style-name="L1">
              <text:list-item>
                <text:p>LOAD the shared library, and use it...</text:p>
              </text:list-item>
            </text:list>
            <text:p text:style-name="P9"><text:span text:style-name="T10">hooks=# LOAD 'logplpgsql';</text:span></text:p>
            <text:p text:style-name="P9"><text:span text:style-name="T10">LOG: <text:s/>duration: 0.373 ms <text:s/>statement: LOAD 'logplpgsql';</text:span></text:p>
            <text:p text:style-name="P9"><text:span text:style-name="T10">LOAD</text:span></text:p>
            <text:p text:style-name="P9"><text:span text:style-name="T10">hooks=# SELECT f1();</text:span></text:p>
            <text:p text:style-name="P9"><text:span text:style-name="T10">LOG: <text:s/>Execute function f1</text:span></text:p>
            <text:p text:style-name="P9"><text:span text:style-name="T10">LOG: <text:s/>duration: 5001.466 ms <text:s/>statement: SELECT f1();</text:span></text:p>
            <text:p text:style-name="P9"><text:span text:style-name="T10">[...]</text:span></text:p>
            <text:p text:style-name="P9"><text:span text:style-name="T10"/></text:p>
            <text:p text:style-name="P9"><text:span text:style-name="T10">hooks=# SELECT f1() FROM generate_series(1, 5);</text:span></text:p>
            <text:p text:style-name="P9"><text:span text:style-name="T10">LOG: <text:s/>Execute function f1</text:span></text:p>
            <text:p text:style-name="P9"><text:span text:style-name="T10">LOG: <text:s/>Execute function f1</text:span></text:p>
            <text:p text:style-name="P9"><text:span text:style-name="T10">LOG: <text:s/>Execute function f1</text:span></text:p>
            <text:p text:style-name="P9"><text:span text:style-name="T10">LOG: <text:s/>Execute function f1</text:span></text:p>
            <text:p text:style-name="P9"><text:span text:style-name="T10">LOG: <text:s/>Execute function f1</text:span></text:p>
            <text:p text:style-name="P9"><text:span text:style-name="T10">LOG: <text:s/>duration: 25006.701 ms <text:s/>statement: SELECT f1() FROM generate_series(1, 5);</text:span></text:p>
            <text:p text:style-name="P9"><text:span text:style-name="T10"><text:s/></text:span><text:span text:style-name="T10">[...]</text:span></text:p>
            <text:p text:style-name="P9"><text:span text:style-name="T10"/></text:p>
          </draw:text-box>
        </draw:frame>
        <presentation:notes draw:style-name="dp2">
          <draw:page-thumbnail draw:style-name="gr1" draw:layer="layout" svg:width="14.848cm" svg:height="11.136cm" svg:x="3.075cm" svg:y="2.257cm" draw:page-number="51" presentation:class="page"/>
          <draw:frame presentation:style-name="pr3" draw:text-style-name="P4" draw:layer="layout" svg:width="16.799cm" svg:height="13.364cm" svg:x="2.1cm" svg:y="14.107cm" presentation:class="notes" presentation:user-transformed="true">
            <draw:text-box>
              <text:p><text:span text:style-name="T8">Now, we load the shared library logplpgsql with the LOAD statement.</text:span></text:p>
              <text:p><text:span text:style-name="T8">We execute the PL/pgsql function, and we see new LOG messages. The shared library did its work.</text:span></text:p>
            </draw:text-box>
          </draw:frame>
        </presentation:notes>
      </draw:page>
      <draw:page draw:name="page5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9.2 hooks</text:p>
          </draw:text-box>
        </draw:frame>
        <draw:frame presentation:style-name="pr9" draw:layer="layout" svg:width="25.191cm" svg:height="13.863cm" svg:x="1.399cm" svg:y="4.915cm" presentation:class="outline">
          <draw:text-box>
            <text:list text:style-name="L1">
              <text:list-item>
                <text:p>Two new hooks</text:p>
              </text:list-item>
            </text:list>
            <text:list text:style-name="L3">
              <text:list-item>
                <text:list>
                  <text:list-item>
                    <text:p>A logging hook</text:p>
                  </text:list-item>
                  <text:list-item>
                    <text:p>And another planer hook</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8" draw:layer="layout" svg:width="16.799cm" svg:height="13.364cm" svg:x="2.1cm" svg:y="14.107cm" presentation:class="notes" presentation:placeholder="true">
            <draw:text-box/>
          </draw:frame>
        </presentation:notes>
      </draw:page>
      <draw:page draw:name="page5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 – the logging hook</text:p>
          </draw:text-box>
        </draw:frame>
        <draw:frame presentation:style-name="pr5" draw:layer="layout" svg:width="25.191cm" svg:height="13.864cm" svg:x="1.524cm" svg:y="4.344cm" presentation:class="outline" presentation:user-transformed="true">
          <draw:text-box>
            <text:list text:style-name="L1">
              <text:list-item>
                <text:p>Logging hook, by Martin Pihlak</text:p>
              </text:list-item>
            </text:list>
            <text:list text:style-name="L3">
              <text:list-item>
                <text:list>
                  <text:list-item>
                    <text:p>emit_log_hook</text:p>
                  </text:list-item>
                  <text:list-item>
                    <text:p>Intercept messages before they are sent to the server log</text:p>
                  </text:list-item>
                  <text:list-item>
                    <text:p>Custom log filtering</text:p>
                  </text:list-item>
                  <text:list-item>
                    <text:p>Used by pg_journal (http://www.pgxn.org/dist/pg_journal/0.1.0/)</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draw:text-box>
              <text:p>The logging hook was written by Martin Pihlak. The main idea behind this hook is to send logs to something else than PostgreSQL logging collector or syslog. It allows filtering, and writing to different log files.</text:p>
            </draw:text-box>
          </draw:frame>
        </presentation:notes>
      </draw:page>
      <draw:page draw:name="page5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 – the planner hook</text:p>
          </draw:text-box>
        </draw:frame>
        <draw:frame presentation:style-name="pr5" draw:layer="layout" svg:width="25.191cm" svg:height="13.864cm" svg:x="1.524cm" svg:y="4.344cm" presentation:class="outline" presentation:user-transformed="true">
          <draw:text-box>
            <text:list text:style-name="L1">
              <text:list-item>
                <text:p>Planner hook, by Peter Geoghegan</text:p>
              </text:list-item>
            </text:list>
            <text:list text:style-name="L3">
              <text:list-item>
                <text:list>
                  <text:list-item>
                    <text:p>post_parse_analyze_hook</text:p>
                  </text:list-item>
                  <text:list-item>
                    <text:p>Get control at end of parse analysis</text:p>
                  </text:list-item>
                  <text:list-item>
                    <text:p>Query normalisation within pg_stat_statements</text:p>
                  </text:list-item>
                </text:list>
              </text:list-item>
            </text:list>
            <text:list text:style-name="L1">
              <text:list-header>
                <text:p/>
              </text:list-header>
            </text:list>
          </draw:text-box>
        </draw:frame>
        <presentation:notes draw:style-name="dp2">
          <draw:page-thumbnail draw:style-name="gr1" draw:layer="layout" svg:width="14.848cm" svg:height="11.136cm" svg:x="3.075cm" svg:y="2.257cm" draw:page-number="54" presentation:class="page"/>
          <draw:frame presentation:style-name="pr3" draw:text-style-name="P4" draw:layer="layout" svg:width="16.799cm" svg:height="13.364cm" svg:x="2.1cm" svg:y="14.107cm" presentation:class="notes">
            <draw:text-box>
              <text:p><text:span text:style-name="T8">The post_parse_analyze_hook was written by Peter Geoghegan while he was working on a feature for the pg_stat_statements contrib module.</text:span></text:p>
              <text:p><text:span text:style-name="T8">This hook helps to get control at the end of the parse analysis. It allows query normalisation with pg_stat_statements.</text:span></text:p>
            </draw:text-box>
          </draw:frame>
        </presentation:notes>
      </draw:page>
      <draw:page draw:name="page5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2">:</text:span></text:p>
              </text:list-item>
            </text:list>
            <text:list text:style-name="L3">
              <text:list-item>
                <text:list>
                  <text:list-item>
                    <text:p><text:span text:style-name="T12">https://github.com/gleu/Hooks-in-PostgreSQL</text:span></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Hooks in PostgreSQL</dc:title>
    <meta:creation-date>2012-01-06T09:38:46</meta:creation-date>
    <dc:language>en-US</dc:language>
    <meta:editing-cycles>34</meta:editing-cycles>
    <meta:editing-duration>P1DT7H49M50S</meta:editing-duration>
    <meta:initial-creator>Guillaume Lelarge</meta:initial-creator>
    <dc:date>2012-05-14T17:49:25</dc:date>
    <dc:creator>Guillaume Lelarge</dc:creator>
    <meta:document-statistic meta:object-count="256"/>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